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fo:font-variant="normal" fo:text-transform="none" fo:color="#0000ff" style:font-name="Consolas" fo:font-size="9pt" fo:letter-spacing="normal" fo:font-style="normal" fo:font-weight="normal" fo:padding="0cm" fo:border="none"/>
    </style:style>
    <style:style style:name="P2" style:family="paragraph" style:parent-style-name="Preformatted_20_Text">
      <style:paragraph-properties fo:margin-top="0cm" fo:margin-bottom="0cm" style:contextual-spacing="false" fo:line-height="171%" fo:orphans="2" fo:widows="2" fo:padding="0.049cm" fo:border="0.06pt solid #ededed"/>
    </style:style>
    <style:style style:name="P3"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P4"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fo:padding="0cm" fo:border="none"/>
    </style:style>
    <style:style style:name="P5"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fo:letter-spacing="normal" officeooo:paragraph-rsid="00007f4e" fo:padding="0cm" fo:border="none"/>
    </style:style>
    <style:style style:name="P6" style:family="paragraph" style:parent-style-name="Heading_20_2">
      <style:text-properties fo:font-variant="normal" fo:text-transform="none" fo:color="#444444" style:font-name="Open Sans" fo:letter-spacing="normal" fo:font-style="normal"/>
    </style:style>
    <style:style style:name="P7"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letter-spacing="normal" fo:font-style="normal"/>
    </style:style>
    <style:style style:name="P8" style:family="paragraph" style:parent-style-name="Text_20_body">
      <style:text-properties fo:font-variant="normal" fo:text-transform="none" fo:color="#444444" style:font-name="Open Sans" fo:font-size="10.5pt" fo:letter-spacing="normal" fo:font-style="normal" fo:font-weight="normal"/>
    </style:style>
    <style:style style:name="P9" style:family="paragraph" style:parent-style-name="Text_20_body">
      <style:paragraph-properties fo:margin-left="0cm" fo:margin-right="0cm" fo:margin-top="0cm" fo:margin-bottom="0cm" style:contextual-spacing="false" fo:orphans="2" fo:widows="2" fo:text-indent="0cm" style:auto-text-indent="false"/>
    </style:style>
    <style:style style:name="P10"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12" style:family="paragraph" style:parent-style-name="Standard">
      <style:paragraph-properties fo:margin-left="0cm" fo:margin-right="0cm" fo:margin-top="0cm" fo:margin-bottom="0cm" style:contextual-spacing="false" fo:orphans="2" fo:widows="2" fo:text-indent="0cm" style:auto-text-indent="false"/>
    </style:style>
    <style:style style:name="T1" style:family="text">
      <style:text-properties fo:font-variant="normal" fo:text-transform="none" fo:color="#444444" style:font-name="Open Sans" fo:letter-spacing="normal" fo:font-style="normal" fo:font-weight="bold" style:font-weight-asian="bold"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fo:padding="0cm" fo:border="none"/>
    </style:style>
    <style:style style:name="T4" style:family="text">
      <style:text-properties fo:font-variant="normal" fo:text-transform="none" fo:color="#444444" style:font-name="Open Sans" fo:font-size="10.5pt" fo:letter-spacing="normal" fo:font-style="normal" fo:font-weight="normal" officeooo:rsid="00007f4e"/>
    </style:style>
    <style:style style:name="T5" style:family="text">
      <style:text-properties fo:font-variant="normal" fo:text-transform="none" fo:color="#444444" style:font-name="Open Sans" fo:font-size="10.5pt" fo:letter-spacing="normal" fo:font-style="normal" fo:font-weight="normal" fo:background-color="#ffff00" loext:char-shading-value="0"/>
    </style:style>
    <style:style style:name="T6" style:family="text">
      <style:text-properties fo:font-variant="normal" fo:text-transform="none" fo:color="#444444" style:font-name="Open Sans" fo:font-size="10.5pt" fo:letter-spacing="normal" fo:font-style="normal" fo:font-weight="normal" officeooo:rsid="000190c5"/>
    </style:style>
    <style:style style:name="T7" style:family="text">
      <style:text-properties fo:font-variant="normal" fo:text-transform="none" fo:color="#444444" style:font-name="Open Sans" fo:font-size="10.5pt" fo:letter-spacing="normal" fo:font-style="normal" fo:font-weight="normal" officeooo:rsid="000190c5" fo:padding="0cm" fo:border="none"/>
    </style:style>
    <style:style style:name="T8" style:family="text">
      <style:text-properties fo:font-variant="normal" fo:text-transform="none" fo:color="#444444" style:font-name="Open Sans" fo:font-size="10.5pt" fo:letter-spacing="normal" fo:font-style="normal" fo:font-weight="normal" officeooo:rsid="0002db4e"/>
    </style:style>
    <style:style style:name="T9" style:family="text">
      <style:text-properties fo:font-variant="normal" fo:text-transform="none" fo:color="#444444" style:font-name="Open Sans" fo:font-size="10.5pt" fo:letter-spacing="normal" fo:font-weight="normal" fo:padding="0cm" fo:border="none"/>
    </style:style>
    <style:style style:name="T10" style:family="text">
      <style:text-properties fo:font-variant="normal" fo:text-transform="none" fo:color="#444444" fo:letter-spacing="normal"/>
    </style:style>
    <style:style style:name="T11" style:family="text">
      <style:text-properties fo:font-variant="normal" fo:text-transform="none" fo:color="#444444" fo:letter-spacing="normal" fo:background-color="#ffff00" loext:char-shading-value="0"/>
    </style:style>
    <style:style style:name="T12" style:family="text">
      <style:text-properties fo:font-variant="normal" fo:text-transform="none" fo:color="#0000ff" style:font-name="Consolas" fo:font-size="9pt" fo:letter-spacing="normal" fo:font-style="normal" fo:font-weight="normal" fo:padding="0cm" fo:border="none"/>
    </style:style>
    <style:style style:name="T13" style:family="text">
      <style:text-properties fo:font-variant="normal" fo:text-transform="none" fo:color="#0000ff" style:font-name="Consolas" fo:font-size="9pt" fo:letter-spacing="normal" fo:font-style="normal" fo:font-weight="normal" officeooo:rsid="00007f4e" fo:padding="0cm" fo:border="none"/>
    </style:style>
    <style:style style:name="T14" style:family="text">
      <style:text-properties fo:color="#444444" style:font-name="Open Sans" fo:font-size="10.5pt" fo:letter-spacing="normal" fo:font-weight="normal" fo:padding="0cm" fo:border="none"/>
    </style:style>
    <style:style style:name="T15" style:family="text">
      <style:text-properties fo:color="#444444" style:font-name="Open Sans" fo:font-size="10.5pt" fo:letter-spacing="normal" fo:font-weight="normal" officeooo:rsid="00007f4e" fo:padding="0cm" fo:border="none"/>
    </style:style>
    <style:style style:name="T16" style:family="text">
      <style:text-properties fo:color="#444444" style:font-name="Open Sans" fo:font-size="10.5pt" fo:letter-spacing="normal" fo:font-weight="normal" fo:background-color="#ffff00" loext:char-shading-value="0" fo:padding="0cm" fo:border="none"/>
    </style:style>
    <style:style style:name="T17" style:family="text">
      <style:text-properties fo:color="#444444" style:font-name="Open Sans" fo:font-size="10.5pt" fo:letter-spacing="normal" fo:font-weight="normal" officeooo:rsid="000190c5" fo:padding="0cm" fo:border="none"/>
    </style:style>
    <style:style style:name="T18" style:family="text">
      <style:text-properties style:font-name="Consolas" fo:font-size="9pt" fo:font-style="normal" fo:font-weight="normal"/>
    </style:style>
    <style:style style:name="T19" style:family="text">
      <style:text-properties officeooo:rsid="000190c5"/>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span text:style-name="T1">Decoding the character device file operations</text:span></text:p>
      <text:h text:style-name="P6" text:outline-level="2">Reading the device file</text:h>
      <text:p text:style-name="Standard"/>
      <text:p text:style-name="P12"><text:span text:style-name="T2">For understanding this in detail, the complete flow has to be re-looked at. Let’s take read first. So, when the user does a read onto the device file </text:span><text:span text:style-name="Emphasis"><text:span text:style-name="T16">/dev/mynull</text:span></text:span><text:span text:style-name="T5">,</text:span><text:span text:style-name="T2"> that system call comes to the virtual file system (VFS) layer in the kernel. VFS decodes the </text:span><text:span text:style-name="Emphasis"><text:span text:style-name="T16">&lt;major, minor&gt;</text:span></text:span><text:span text:style-name="T10"> </text:span><text:span text:style-name="T2">tuple &amp; figures out that it need to redirect it to the driver’s function </text:span><text:span text:style-name="Emphasis"><text:span text:style-name="T16">my_read()</text:span></text:span><text:span text:style-name="T5">,</text:span><text:span text:style-name="T2"> registered with it. So from that angle, </text:span><text:span text:style-name="Emphasis"><text:span text:style-name="T16">my_read()</text:span></text:span><text:span text:style-name="T11"> </text:span><text:span text:style-name="T2">is invoked as a request to read, from us – the device driver writers. And hence, its return value would indicate to the requester – the user, as to how many bytes is he getting from the read request. In our </text:span><text:span text:style-name="Emphasis"><text:span text:style-name="T14">null</text:span></text:span><text:span text:style-name="Emphasis"><text:span text:style-name="T9"> </text:span></text:span><text:span text:style-name="T2">driver example, we returned zero – meaning no bytes available or in other words end of file. And hence, when the device file is being read, the result is always nothing, independent of what is written into it.</text:span></text:p>
      <text:p text:style-name="P12"/>
      <text:p text:style-name="P12"><text:span text:style-name="T10">“</text:span><text:span text:style-name="T2">Hmmm!!! So, if I change it to 1, would it start giving me some data?”, function </text:span><text:span text:style-name="Emphasis"><text:span text:style-name="T14">my_read()</text:span></text:span><text:span text:style-name="Emphasis"><text:span text:style-name="T9"> </text:span></text:span><text:span text:style-name="T2">and confirmed with a but – data would be sent but it would be some junk data, as the </text:span><text:span text:style-name="Emphasis"><text:span text:style-name="T14">my_read() </text:span></text:span><text:span text:style-name="T2">function is not really populating the data into the </text:span><text:span text:style-name="Emphasis"><text:span text:style-name="T14">buf</text:span></text:span><text:span text:style-name="Emphasis"><text:span text:style-name="T9"> </text:span></text:span><text:span text:style-name="T2">(second parameter of </text:span><text:span text:style-name="Emphasis"><text:span text:style-name="T14">my_read()</text:span></text:span><text:span text:style-name="T2">), provided by the user. In fact, </text:span><text:span text:style-name="Emphasis"><text:span text:style-name="T14">my_read()</text:span></text:span><text:span text:style-name="Emphasis"><text:span text:style-name="T9"> </text:span></text:span><text:span text:style-name="T2">should write data into </text:span><text:span text:style-name="Emphasis"><text:span text:style-name="T14">buf</text:span></text:span><text:span text:style-name="T2">, according to </text:span><text:span text:style-name="Emphasis"><text:span text:style-name="T14">len</text:span></text:span><text:span text:style-name="Emphasis"><text:span text:style-name="T9"> </text:span></text:span><text:span text:style-name="T2">(third parameter of </text:span><text:span text:style-name="Emphasis"><text:span text:style-name="T14">my_read()</text:span></text:span><text:span text:style-name="T2">), the count in bytes requested by the user.</text:span></text:p>
      <text:p text:style-name="P12"/>
      <text:p text:style-name="P12"><text:span text:style-name="T2">To be more specific, write less than or equal to </text:span><text:span text:style-name="Emphasis"><text:span text:style-name="T14">len</text:span></text:span><text:span text:style-name="Emphasis"><text:span text:style-name="T9"> </text:span></text:span><text:span text:style-name="T2">bytes of data into </text:span><text:span text:style-name="Emphasis"><text:span text:style-name="T14">buf</text:span></text:span><text:span text:style-name="T2">, and the same number be used as the return value. It is not a typo – in read, we ‘write’ into </text:span><text:span text:style-name="Emphasis"><text:span text:style-name="T14">buf </text:span></text:span><text:span text:style-name="T10">– </text:span><text:span text:style-name="T2">that’s correct. We read the data from (possibly) an underlying device and then write that data into the user buffer, so that the user gets it, i.e. reads it. “That’s really smart of you”, expressed Pugs with sarcasm.</text:span></text:p>
      <text:p text:style-name="P12"/>
      <text:h text:style-name="P7" text:outline-level="2">Writing into the device file</text:h>
      <text:p text:style-name="P12"/>
      <text:p text:style-name="P12"><text:span text:style-name="T2">Similarly, the write is just the reverse procedure. User provides </text:span><text:span text:style-name="Emphasis"><text:span text:style-name="T14">len</text:span></text:span><text:span text:style-name="Emphasis"><text:span text:style-name="T9"> </text:span></text:span><text:span text:style-name="T2">(third parameter of </text:span><text:span text:style-name="Emphasis"><text:span text:style-name="T14">my_write()</text:span></text:span><text:span text:style-name="T2">) bytes of data to be written, into </text:span><text:span text:style-name="Emphasis"><text:span text:style-name="T14">buf</text:span></text:span><text:span text:style-name="Emphasis"><text:span text:style-name="T9"> </text:span></text:span><text:span text:style-name="T2">(second parameter of </text:span><text:span text:style-name="Emphasis"><text:span text:style-name="T14">my_write()</text:span></text:span><text:span text:style-name="T2">). </text:span><text:span text:style-name="Emphasis"><text:span text:style-name="T14">my_write() </text:span></text:span><text:span text:style-name="T2">would read that data and possibly write into an underlying device, and accordingly return the number of bytes, it has been able to write successfully. “Aha!! That’s why all my writes into </text:span><text:span text:style-name="Emphasis"><text:span text:style-name="T14">/dev/mynull</text:span></text:span><text:span text:style-name="Emphasis"><text:span text:style-name="T9"> </text:span></text:span><text:span text:style-name="T2">have been successful, without being actually doing any read or write”,</text:span></text:p>
      <text:p text:style-name="P12"/>
      <text:p text:style-name="P12"/>
      <text:h text:style-name="P7" text:outline-level="2">Preserving the last character</text:h>
      <text:p text:style-name="P12"/>
      <text:p text:style-name="P9"><text:span text:style-name="T2"><text:s/></text:span><text:span text:style-name="T6">T</text:span><text:span text:style-name="T2">he </text:span><text:span text:style-name="Emphasis"><text:span text:style-name="T14">my_read()</text:span></text:span><text:span text:style-name="Emphasis"><text:span text:style-name="T9"> </text:span></text:span><text:span text:style-name="T2">and </text:span><text:span text:style-name="Emphasis"><text:span text:style-name="T14">my_write() </text:span></text:span><text:span text:style-name="T2">functions as follows, along with an addition of a static global character:</text:span></text:p>
      <text:p text:style-name="P9"><text:span text:style-name="T2"/></text:p>
      <text:p text:style-name="Preformatted_20_Text"><text:span text:style-name="T12">static char c;</text:span></text:p>
      <text:p text:style-name="P3">static ssize_t my_read(struct file *f, char __user *buf, size_t len, loff_t *off)</text:p>
      <text:p text:style-name="P3">{</text:p>
      <text:p text:style-name="P4"><text:s text:c="8"/><text:span text:style-name="T18">printk(KERN_INFO "Driver: read()\n");</text:span></text:p>
      <text:p text:style-name="P4"><text:s text:c="8"/><text:span text:style-name="T18">buf[0] = c;</text:span></text:p>
      <text:p text:style-name="P4"><text:s text:c="8"/><text:span text:style-name="T18">return 1;</text:span></text:p>
      <text:p text:style-name="P3">}</text:p>
      <text:p text:style-name="P3">static ssize_t my_write(</text:p>
      <text:p text:style-name="P4"><text:s text:c="16"/><text:span text:style-name="T18">struct file *f, const char __user *buf, size_t len, loff_t *off)</text:span></text:p>
      <text:p text:style-name="P3"><text:soft-page-break/>{</text:p>
      <text:p text:style-name="P4"><text:s text:c="8"/><text:span text:style-name="T18">printk(KERN_INFO "Driver: write()\n");</text:span></text:p>
      <text:p text:style-name="P4"><text:s text:c="8"/><text:span text:style-name="T18">c = buf[len – 1];</text:span></text:p>
      <text:p text:style-name="P4"><text:s text:c="8"/><text:span text:style-name="T18">return len;</text:span></text:p>
      <text:p text:style-name="P2"><text:span text:style-name="T12">}</text:span></text:p>
      <text:p text:style-name="Text_20_body"/>
      <text:p text:style-name="Text_20_body"><text:span text:style-name="T10">“</text:span><text:span text:style-name="T2">Almost there, but what if the user has provided an invalid buffer, or what if the user buffer is swapped out. Wouldn’t this direct access of user space </text:span><text:span text:style-name="Emphasis"><text:span text:style-name="T14">buf</text:span></text:span><text:span text:style-name="Emphasis"><text:span text:style-name="T9"> <text:s/></text:span></text:span><text:span text:style-name="T2">just crash and oops the kernel”, <text:s/></text:span><text:span text:style-name="T6">So we can use </text:span><text:span text:style-name="T2">header </text:span><text:span text:style-name="Emphasis"><text:span text:style-name="T14">&lt;</text:span></text:span><text:span text:style-name="Emphasis"><text:span text:style-name="T15">linux</text:span></text:span><text:span text:style-name="Emphasis"><text:span text:style-name="T14">/uaccess.h&gt; </text:span></text:span><text:span text:style-name="Emphasis"><text:span text:style-name="T17">for avoiding this problem.</text:span></text:span></text:p>
      <text:p text:style-name="Text_20_body"><text:span text:style-name="Emphasis"><text:span text:style-name="T17"/></text:span></text:p>
      <text:p text:style-name="Preformatted_20_Text"><text:span text:style-name="T12">#include &lt;</text:span><text:span text:style-name="T13">linux</text:span><text:span text:style-name="T12">/uaccess.h&gt;</text:span></text:p>
      <text:p text:style-name="P2"><text:span text:style-name="T12">static char c;</text:span></text:p>
      <text:p text:style-name="P3">static ssize_t my_read(struct file *f, char __user *buf, size_t len, loff_t *off)</text:p>
      <text:p text:style-name="P3">{</text:p>
      <text:p text:style-name="P4"><text:s text:c="8"/><text:span text:style-name="T18">printk(KERN_INFO "Driver: read()\n");</text:span></text:p>
      <text:p text:style-name="P4"><text:s text:c="8"/><text:span text:style-name="T18">if (copy_to_user(buf, &amp;c, 1) != 0)</text:span></text:p>
      <text:p text:style-name="P4"><text:s text:c="16"/><text:span text:style-name="T18">return -EFAULT;</text:span></text:p>
      <text:p text:style-name="P5"><text:s text:c="8"/><text:span text:style-name="T18">else</text:span></text:p>
      <text:p text:style-name="P5"><text:s text:c="16"/><text:span text:style-name="T18">return 1;</text:span></text:p>
      <text:p text:style-name="P3">}</text:p>
      <text:p text:style-name="P3">static ssize_t my_write(</text:p>
      <text:p text:style-name="P4"><text:s text:c="16"/><text:span text:style-name="T18">struct file *f, const char __user *buf, size_t len, loff_t *off)</text:span></text:p>
      <text:p text:style-name="P3">{</text:p>
      <text:p text:style-name="P4"><text:s text:c="8"/><text:span text:style-name="T18">printk(KERN_INFO "Driver: write()\n");</text:span></text:p>
      <text:p text:style-name="P4"><text:s text:c="8"/><text:span text:style-name="T18">if (copy_from_user(&amp;c, buf + len – 1, 1) != 0)</text:span></text:p>
      <text:p text:style-name="P4"><text:s text:c="16"/><text:span text:style-name="T18">return -EFAULT;</text:span></text:p>
      <text:p text:style-name="P4"><text:s text:c="8"/><text:span text:style-name="T18">else</text:span></text:p>
      <text:p text:style-name="P4"><text:s text:c="16"/><text:span text:style-name="T18">return len;</text:span></text:p>
      <text:p text:style-name="P3">}</text:p>
      <text:p text:style-name="P8">Then, <text:span text:style-name="T19">w</text:span>e repeated the usual build and test steps as follows:</text:p>
      <text:list xml:id="list8118203692182557920" text:style-name="L1">
        <text:list-header>
          <text:p text:style-name="P10"/>
        </text:list-header>
      </text:list>
      <text:p text:style-name="Text_20_body"><text:span text:style-name="T4">1. </text:span><text:span text:style-name="T2">Build the modified </text:span><text:span text:style-name="Emphasis"><text:span text:style-name="T3">null </text:span></text:span><text:span text:style-name="T2">driver (</text:span><text:span text:style-name="Emphasis"><text:span text:style-name="T3">.ko </text:span></text:span><text:span text:style-name="T2">file) by running </text:span><text:span text:style-name="Emphasis"><text:span text:style-name="T3">make</text:span></text:span><text:span text:style-name="T2">.</text:span></text:p>
      <text:list xml:id="list4785283803675759788" text:style-name="L2">
        <text:list-header>
          <text:p text:style-name="P11"><text:span text:style-name="T4">2. </text:span><text:span text:style-name="T2">Load the driver using </text:span><text:span text:style-name="Emphasis"><text:span text:style-name="T3">insmod</text:span></text:span><text:span text:style-name="T2">.</text:span></text:p>
          <text:p text:style-name="P11"><text:span text:style-name="T4">3. </text:span><text:span text:style-name="T2">Write into </text:span><text:span text:style-name="Emphasis"><text:span text:style-name="T3">/dev/mynull</text:span></text:span><text:span text:style-name="T2">, say using </text:span><text:span text:style-name="Emphasis"><text:span text:style-name="T3">echo -n “</text:span></text:span><text:span text:style-name="Emphasis"><text:span text:style-name="T7">Khan</text:span></text:span><text:span text:style-name="Emphasis"><text:span text:style-name="T3">” &gt; /dev/mynull</text:span></text:span></text:p>
          <text:p text:style-name="P11"><text:span text:style-name="T4">4. </text:span><text:span text:style-name="T2">Read from </text:span><text:span text:style-name="Emphasis"><text:span text:style-name="T3">/dev/mynull </text:span></text:span><text:span text:style-name="T2">using </text:span><text:span text:style-name="Emphasis"><text:span text:style-name="T3">cat /dev/mynull </text:span></text:span><text:span text:style-name="T2">(Stop using </text:span><text:span text:style-name="Emphasis"><text:span text:style-name="T3">Ctrl+C</text:span></text:span><text:span text:style-name="T2">)</text:span></text:p>
          <text:p text:style-name="P11"><text:span text:style-name="T4">5. </text:span><text:span text:style-name="T2">Unload the driver using </text:span><text:span text:style-name="Emphasis"><text:span text:style-name="T3">rmmod</text:span></text:span><text:span text:style-name="T2">.</text:span></text:p>
        </text:list-header>
      </text:list>
      <text:p text:style-name="Text_20_body"/>
      <text:h text:style-name="P6" text:outline-level="2"><text:soft-page-break/>Summing up</text:h>
      <text:p text:style-name="Text_20_body"><text:span text:style-name="T2">On </text:span><text:span text:style-name="Emphasis"><text:span text:style-name="T14">cat</text:span></text:span><text:span text:style-name="T10">‘</text:span><text:span text:style-name="T2">ing </text:span><text:span text:style-name="Emphasis"><text:span text:style-name="T14">/dev/mynull</text:span></text:span><text:span text:style-name="T2">, the output was a non-stop infinite sequence of ‘</text:span><text:span text:style-name="T8">n</text:span><text:span text:style-name="T2">’, as </text:span><text:span text:style-name="Emphasis"><text:span text:style-name="T14">my_read()</text:span></text:span><text:span text:style-name="Emphasis"><text:span text:style-name="T9"> </text:span></text:span><text:span text:style-name="T2">gives the last one character forever. So, </text:span><text:span text:style-name="T8">We</text:span><text:span text:style-name="T2"> intervenes and presses </text:span><text:span text:style-name="Emphasis"><text:span text:style-name="T14">Ctrl+C</text:span></text:span><text:span text:style-name="Emphasis"><text:span text:style-name="T9"> </text:span></text:span><text:span text:style-name="T2">to stop the infinite read, “If this is to be changed to ‘the last character only once’, </text:span><text:span text:style-name="Emphasis"><text:span text:style-name="T14">my_read()</text:span></text:span><text:span text:style-name="Emphasis"><text:span text:style-name="T9"> </text:span></text:span><text:span text:style-name="T2">needs to return 1 the first time and zero from second time onwards. This can be achieved using the </text:span><text:span text:style-name="Emphasis"><text:span text:style-name="T14">off </text:span></text:span><text:span text:style-name="T2">(fourth parameter of </text:span><text:span text:style-name="Emphasis"><text:span text:style-name="T14">my_read() </text:span></text:span><text:span text:style-name="T2">)”. </text:span></text:p>
      <text:p text:style-name="Text_20_body"/>
      <text:h text:style-name="P6" text:outline-level="2">Add-on</text:h>
      <text:p text:style-name="Text_20_body"/>
      <text:p text:style-name="Text_20_body"><text:span text:style-name="T2">And here’s the modified read using the </text:span><text:span text:style-name="Emphasis"><text:span text:style-name="T14">off</text:span></text:span><text:span text:style-name="T2">:</text:span></text:p>
      <text:p text:style-name="Text_20_body"/>
      <text:p text:style-name="P1">static ssize_t my_read(struct file *f, char __user *buf, size_t len, loff_t *off)</text:p>
      <text:p text:style-name="P3">{</text:p>
      <text:p text:style-name="P4"><text:s text:c="8"/><text:span text:style-name="T18">printk(KERN_INFO "Driver: read()\n");</text:span></text:p>
      <text:p text:style-name="P4"><text:s text:c="8"/><text:span text:style-name="T18">if (*off == 0)</text:span></text:p>
      <text:p text:style-name="P4"><text:s text:c="8"/><text:span text:style-name="T18">{</text:span></text:p>
      <text:p text:style-name="P4"><text:s text:c="16"/><text:span text:style-name="T18">if (copy_to_user(buf, &amp;c, 1) != 0)</text:span></text:p>
      <text:p text:style-name="P4"><text:s text:c="24"/><text:span text:style-name="T18">return -EFAULT;</text:span></text:p>
      <text:p text:style-name="P4"><text:s text:c="16"/><text:span text:style-name="T18">else</text:span></text:p>
      <text:p text:style-name="P4"><text:s text:c="16"/><text:span text:style-name="T18">{</text:span></text:p>
      <text:p text:style-name="P4"><text:s text:c="24"/><text:span text:style-name="T18">(*off)++;</text:span></text:p>
      <text:p text:style-name="P4"><text:s text:c="24"/><text:span text:style-name="T18">return 1;</text:span></text:p>
      <text:p text:style-name="P4"><text:s text:c="16"/><text:span text:style-name="T18">}</text:span></text:p>
      <text:p text:style-name="P4"><text:s text:c="8"/><text:span text:style-name="T18">}</text:span></text:p>
      <text:p text:style-name="P4"><text:s text:c="8"/><text:span text:style-name="T18">else</text:span></text:p>
      <text:p text:style-name="P4"><text:s text:c="16"/><text:span text:style-name="T18">return 0;</text:span></text:p>
      <text:p text:style-name="P3">}</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9T14:27:12.202772036</meta:creation-date>
    <dc:date>2017-12-19T15:22:20.695911037</dc:date>
    <meta:editing-duration>PT37M52S</meta:editing-duration>
    <meta:editing-cycles>3</meta:editing-cycles>
    <meta:generator>LibreOffice/4.2.8.2$Linux_x86 LibreOffice_project/420m0$Build-2</meta:generator>
    <meta:document-statistic meta:table-count="0" meta:image-count="0" meta:object-count="0" meta:page-count="3" meta:paragraph-count="70" meta:word-count="748" meta:character-count="4719" meta:non-whitespace-character-count="3646"/>
  </office:meta>
</office:document-meta>
</file>